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color="#808080" draw:fill="solid" draw:fill-color="#339966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658cm" fo:min-width="11.55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39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13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91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49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3.85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56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25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73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71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0.533cm" fo:min-width="8.81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2.441cm" fo:min-width="9.1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8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50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0.479cm" fo:min-width="7.77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2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7.373cm" fo:min-width="7.24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1.328cm" fo:min-width="9.19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line-height="0.61cm" fo:text-align="start" style:writing-mode="lr-tb"/>
    </style:style>
    <style:style style:name="P3" style:family="paragraph">
      <style:paragraph-properties fo:line-height="0.61cm" fo:text-align="start" style:writing-mode="lr-tb"/>
      <style:text-properties style:font-name="DejaVu Sans2" fo:font-size="12pt" style:font-size-asian="12pt" style:font-size-complex="12pt"/>
    </style:style>
    <style:style style:name="P4" style:family="paragraph">
      <style:paragraph-properties fo:margin-top="0cm" fo:margin-bottom="0.203cm" fo:line-height="0.61cm" fo:text-align="start" style:writing-mode="lr-tb"/>
    </style:style>
    <style:style style:name="P5" style:family="paragraph">
      <style:paragraph-properties fo:margin-top="0cm" fo:margin-bottom="0.203cm" fo:line-height="0.61cm" fo:text-align="start" style:writing-mode="lr-tb"/>
      <style:text-properties style:font-name="DejaVu Sans2" fo:font-size="12pt" style:font-size-asian="12pt" style:font-size-complex="12pt"/>
    </style:style>
    <style:style style:name="P6" style:family="paragraph">
      <style:paragraph-properties fo:line-height="150%" fo:text-align="start" style:writing-mode="lr-tb"/>
      <style:text-properties style:font-name="DejaVu Sans2"/>
    </style:style>
    <style:style style:name="P7" style:family="paragraph">
      <style:paragraph-properties fo:text-align="start" style:writing-mode="lr-tb"/>
      <style:text-properties fo:font-size="13pt" style:font-size-asian="13pt" style:font-size-complex="13pt"/>
    </style:style>
    <style:style style:name="P8" style:family="paragraph">
      <style:paragraph-properties fo:margin-left="0cm" fo:margin-right="0cm" fo:margin-top="0cm" fo:margin-bottom="0.203cm" fo:line-height="0.61cm" fo:text-align="start" fo:text-indent="0.203cm" style:writing-mode="lr-tb"/>
    </style:style>
    <style:style style:name="P9" style:family="paragraph">
      <style:paragraph-properties fo:margin-left="0cm" fo:margin-right="0cm" fo:margin-top="0cm" fo:margin-bottom="0.203cm" fo:line-height="0.61cm" fo:text-align="start" fo:text-indent="0.102cm" style:writing-mode="lr-tb"/>
    </style:style>
    <style:style style:name="T1" style:family="text">
      <style:text-properties fo:color="#eeeeee" style:font-name="DejaVu Sans1" fo:font-size="47pt" fo:font-weight="bold" style:font-size-asian="47pt" style:font-name-complex="DejaVu Sans1" style:font-size-complex="47pt" style:font-weight-complex="bold"/>
    </style:style>
    <style:style style:name="T2" style:family="text">
      <style:text-properties fo:color="#eeeeee" style:font-name="DejaVu Sans1" fo:font-size="14pt" fo:font-weight="bold" style:font-size-asian="14pt" style:font-name-complex="DejaVu Sans1" style:font-size-complex="14pt" style:font-weight-complex="bold"/>
    </style:style>
    <style:style style:name="T3" style:family="text">
      <style:text-properties fo:color="#eeeeee" style:font-name="DejaVu Sans1" fo:font-size="12pt" style:font-size-asian="12pt" style:font-name-complex="DejaVu Sans1" style:font-size-complex="12pt"/>
    </style:style>
    <style:style style:name="T4" style:family="text">
      <style:text-properties fo:color="#eeeeee" style:font-name="DejaVu Sans1" fo:font-size="16.6000003814697pt" style:font-size-asian="16.6000003814697pt" style:font-name-complex="DejaVu Sans1" style:font-size-complex="16.6000003814697pt"/>
    </style:style>
    <style:style style:name="T5" style:family="text">
      <style:text-properties fo:color="#339966" style:font-name="DejaVu Sans1" fo:font-size="18pt" style:font-size-asian="18pt" style:font-name-complex="DejaVu Sans1" style:font-size-complex="18pt"/>
    </style:style>
    <style:style style:name="T6" style:family="text">
      <style:text-properties fo:color="#000000" style:font-name="DejaVu Sans2" fo:font-size="13pt" style:font-size-asian="13pt" style:font-name-complex="DejaVu Sans1" style:font-size-complex="13pt"/>
    </style:style>
    <style:style style:name="T7" style:family="text">
      <style:text-properties fo:color="#000000" style:font-name="DejaVu Sans2" fo:font-size="12pt" style:font-size-asian="12pt" style:font-name-complex="DejaVu Sans1" style:font-size-complex="12pt"/>
    </style:style>
    <style:style style:name="T8" style:family="text">
      <style:text-properties fo:color="#000000" style:font-name="DejaVu Sans1" fo:font-size="13pt" style:font-size-asian="13pt" style:font-name-complex="DejaVu Sans1" style:font-size-complex="13pt"/>
    </style:style>
    <style:style style:name="T9" style:family="text">
      <style:text-properties fo:color="#000000" style:font-name="DejaVu Sans1" fo:font-size="12pt" style:font-size-asian="12pt" style:font-name-complex="DejaVu Sans1" style:font-size-complex="12pt"/>
    </style:style>
    <style:style style:name="T10" style:family="text">
      <style:text-properties fo:color="#000000" style:font-name="DejaVu Sans2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1.59cm" svg:height="27.94cm" svg:x="0cm" svg:y="0cm" svg:viewBox="0 0 21591 27941" draw:points="0,0 21591,0 21591,27941 0,27941">
          <text:p/>
        </draw:polygon>
        <draw:polygon draw:style-name="gr1" draw:layer="layout" svg:width="21.59cm" svg:height="27.94cm" svg:x="0cm" svg:y="0cm" svg:viewBox="0 0 21591 27941" draw:points="0,0 21591,0 21591,27941 0,27941">
          <text:p/>
        </draw:polygon>
        <draw:polygon draw:style-name="gr1" draw:layer="layout" svg:width="21.589cm" svg:height="20.319cm" svg:x="0cm" svg:y="0cm" svg:viewBox="0 0 21590 20320" draw:points="0,0 21590,0 21590,20320 0,20320">
          <text:p/>
        </draw:polygon>
        <draw:polygon draw:style-name="gr2" draw:layer="layout" svg:width="21.59cm" svg:height="2.92cm" svg:x="0cm" svg:y="0cm" svg:viewBox="0 0 21591 2921" draw:points="10796,2921 0,2921 0,0 21591,0 21591,2921">
          <text:p/>
        </draw:polygon>
        <draw:frame draw:style-name="gr3" draw:layer="layout" svg:width="11.554cm" svg:height="1.936cm" svg:x="0.289cm" svg:y="0.618cm">
          <draw:text-box>
            <text:p text:style-name="P1"><text:span text:style-name="T1"><text:tab/></text:span><text:span text:style-name="T1"><text:tab/></text:span><text:span text:style-name="T1">Tace</text:span></text:p>
          </draw:text-box>
        </draw:frame>
        <draw:frame draw:style-name="gr4" draw:layer="layout" svg:width="1.721cm" svg:height="0.581cm" svg:x="13.846cm" svg:y="1.036cm">
          <draw:text-box>
            <text:p text:style-name="P1"><text:span text:style-name="T2">EMAIL</text:span></text:p>
          </draw:text-box>
        </draw:frame>
        <draw:polygon draw:style-name="gr2" draw:layer="layout" svg:width="21.59cm" svg:height="1cm" svg:x="0cm" svg:y="26.94cm" svg:viewBox="0 0 21591 1001" draw:points="10796,1001 0,1001 0,0 21591,0 21591,1001">
          <text:p/>
        </draw:polygon>
        <draw:frame draw:style-name="gr5" draw:layer="layout" svg:width="2.483cm" svg:height="0.581cm" svg:x="13.846cm" svg:y="1.646cm">
          <draw:text-box>
            <text:p text:style-name="P1"><text:span text:style-name="T2">WEBSITE</text:span></text:p>
          </draw:text-box>
        </draw:frame>
        <draw:frame draw:style-name="gr6" draw:layer="layout" svg:width="5.332cm" svg:height="0.497cm" svg:x="15.744cm" svg:y="1.031cm">
          <draw:text-box>
            <text:p text:style-name="P1"><text:span text:style-name="T3">shasharala@outlook.com</text:span></text:p>
          </draw:text-box>
        </draw:frame>
        <draw:frame draw:style-name="gr7" draw:layer="layout" svg:width="4.671cm" svg:height="0.497cm" svg:x="16.442cm" svg:y="1.641cm">
          <draw:text-box>
            <text:p text:style-name="P1"><text:span text:style-name="T3"><text:s text:c="3"/></text:span><text:span text:style-name="T3">www.shasharala.net</text:span></text:p>
          </draw:text-box>
        </draw:frame>
        <draw:frame draw:style-name="gr8" draw:layer="layout" svg:width="4.066cm" svg:height="0.687cm" svg:x="17.127cm" svg:y="27.096cm">
          <draw:text-box>
            <text:p text:style-name="P1"><text:span text:style-name="T4">2015, June 11</text:span></text:p>
          </draw:text-box>
        </draw:frame>
        <draw:frame draw:style-name="gr9" draw:text-style-name="P1" draw:layer="layout" svg:width="3.973cm" svg:height="0.746cm" svg:x="0.511cm" svg:y="3.44cm">
          <draw:text-box>
            <text:p text:style-name="P1"><text:span text:style-name="T5">EXPERIENCE</text:span></text:p>
          </draw:text-box>
        </draw:frame>
        <draw:frame draw:style-name="gr10" draw:text-style-name="P1" draw:layer="layout" svg:width="3.74cm" svg:height="0.746cm" svg:x="10.77cm" svg:y="3.429cm">
          <draw:text-box>
            <text:p text:style-name="P1"><text:span text:style-name="T5">EDUCATION</text:span></text:p>
          </draw:text-box>
        </draw:frame>
        <draw:frame draw:style-name="gr11" draw:layer="layout" svg:width="3.147cm" svg:height="0.746cm" svg:x="10.766cm" svg:y="6.619cm">
          <draw:text-box>
            <text:p text:style-name="P1"><text:span text:style-name="T5">PROJECTS</text:span></text:p>
          </draw:text-box>
        </draw:frame>
        <draw:frame draw:style-name="gr12" draw:layer="layout" svg:width="2.119cm" svg:height="0.746cm" svg:x="10.766cm" svg:y="16.091cm">
          <draw:text-box>
            <text:p text:style-name="P1"><text:span text:style-name="T5">SKILLS</text:span></text:p>
          </draw:text-box>
        </draw:frame>
        <draw:frame draw:style-name="gr13" draw:text-style-name="P3" draw:layer="layout" svg:width="9.474cm" svg:height="1.221cm" svg:x="0.504cm" svg:y="9.443cm">
          <draw:text-box>
            <text:p text:style-name="P2"><text:span text:style-name="T6">Customer Service Sales Associate, Fry's Electronics (2013-2014)</text:span></text:p>
          </draw:text-box>
        </draw:frame>
        <draw:frame draw:style-name="gr14" draw:text-style-name="P5" draw:layer="layout" svg:width="9.485cm" svg:height="3.254cm" svg:x="0.762cm" svg:y="5.439cm">
          <draw:text-box>
            <text:p text:style-name="P4"><text:span text:style-name="T7">- Facilitates and prepares various activities for parents and children to partake in.</text:span></text:p>
            <text:p text:style-name="P4"><text:span text:style-name="T7">- Maintains spaces, cleaning up, and preparing for the next day's educational activities.</text:span></text:p>
          </draw:text-box>
        </draw:frame>
        <draw:frame draw:style-name="gr15" draw:text-style-name="P6" draw:layer="layout" svg:width="6.471cm" svg:height="0.539cm" svg:x="10.77cm" svg:y="4.271cm">
          <draw:text-box>
            <text:p text:style-name="P1"><text:span text:style-name="T6">Ohlone College (2007-2011)</text:span></text:p>
          </draw:text-box>
        </draw:frame>
        <draw:frame draw:style-name="gr16" draw:text-style-name="P7" draw:layer="layout" svg:width="2.661cm" svg:height="0.539cm" svg:x="10.77cm" svg:y="7.442cm">
          <draw:text-box>
            <text:p text:style-name="P1"><text:span text:style-name="T8">In Progress:</text:span></text:p>
          </draw:text-box>
        </draw:frame>
        <draw:frame draw:style-name="gr17" draw:text-style-name="P4" draw:layer="layout" svg:width="10.058cm" svg:height="0.611cm" svg:x="11.024cm" svg:y="7.903cm">
          <draw:text-box>
            <text:p text:style-name="P4"><text:span text:style-name="T9">- Migration of website to the MEAN stack.</text:span></text:p>
          </draw:text-box>
        </draw:frame>
        <draw:frame draw:style-name="gr18" draw:text-style-name="P7" draw:layer="layout" svg:width="2.284cm" svg:height="0.539cm" svg:x="10.77cm" svg:y="16.899cm">
          <draw:text-box>
            <text:p text:style-name="P1"><text:span text:style-name="T8">Proficient:</text:span></text:p>
          </draw:text-box>
        </draw:frame>
        <draw:frame draw:style-name="gr19" draw:text-style-name="P4" draw:layer="layout" svg:width="10.058cm" svg:height="7.928cm" svg:x="11.024cm" svg:y="17.332cm">
          <draw:text-box>
            <text:p text:style-name="P4"><text:span text:style-name="T9">- Javascript, CSS, HTML</text:span></text:p>
            <text:p text:style-name="P4"><text:span text:style-name="T9">- NOSQL &amp; SQL, PHP</text:span></text:p>
            <text:p text:style-name="P4"><text:span text:style-name="T9">- LAMP &amp; MEAN solution stacks</text:span></text:p>
            <text:p text:style-name="P4"><text:span text:style-name="T9">- Revision control (git)</text:span></text:p>
            <text:p text:style-name="P4"><text:span text:style-name="T9">- Linux, Bash, cURL, vi/Vim</text:span></text:p>
            <text:p text:style-name="P4"><text:span text:style-name="T9">- Windows, Command Shell, Office Suite</text:span></text:p>
            <text:p text:style-name="P4"><text:span text:style-name="T9">- Android</text:span></text:p>
            <text:p text:style-name="P4"><text:span text:style-name="T9">- Touch typing &amp; 10-key</text:span></text:p>
            <text:p text:style-name="P4"><text:span text:style-name="T9">Basic Level:</text:span></text:p>
            <text:p text:style-name="P4"><text:span text:style-name="T9">- C++</text:span></text:p>
          </draw:text-box>
        </draw:frame>
        <draw:frame draw:style-name="gr20" draw:text-style-name="P3" draw:layer="layout" svg:width="9.485cm" svg:height="1.328cm" svg:x="0.509cm" svg:y="4.26cm">
          <draw:text-box>
            <text:p text:style-name="P2"><text:span text:style-name="T6">Program Specialist, Children's Discovery Museum (2015-Present)</text:span></text:p>
          </draw:text-box>
        </draw:frame>
        <draw:frame draw:style-name="gr13" draw:text-style-name="P5" draw:layer="layout" svg:width="9.474cm" svg:height="16.062cm" svg:x="0.762cm" svg:y="10.627cm">
          <draw:text-box>
            <text:p text:style-name="P4"><text:span text:style-name="T10">- Attentively listened to customers over the phone, helping them make various choices about inventory, giving them advanced information about stock, and other general or detailed specifics on storefronts and website.</text:span></text:p>
            <text:p text:style-name="P4"><text:span text:style-name="T10">- Recognized state and federal regulations regarding personal data and various users' bank and credit accounts <text:s/>in order to assist them in making purchases through First Electronic Bank and associated credit cards.</text:span></text:p>
            <text:p text:style-name="P4"><text:span text:style-name="T10">- Responded to customer e-mails and related electronic correspondence</text:span></text:p>
            <text:p text:style-name="P4"><text:span text:style-name="T10">- Contacted storefronts, on various customers' behalf, to initiate callbacks and close cases with department managers.</text:span></text:p>
            <text:p text:style-name="P4"><text:span text:style-name="T10">- Prepared various ad placements for </text:span></text:p>
            <text:p text:style-name="P4"><text:span text:style-name="T10">our advertising department to put on our website.</text:span></text:p>
            <text:p text:style-name="P4"><text:span text:style-name="T10">- Handled escalated calls and carefully resolved orders resulting from human or system error.</text:span></text:p>
            <text:p text:style-name="P4"><text:span text:style-name="T10">- Led and issued small team projects to associates.</text:span></text:p>
          </draw:text-box>
        </draw:frame>
        <draw:frame draw:style-name="gr15" draw:text-style-name="P3" draw:layer="layout" svg:width="4.316cm" svg:height="1.221cm" svg:x="11.024cm" svg:y="4.763cm">
          <draw:text-box>
            <text:p text:style-name="P2"><text:span text:style-name="T10">- AS Natural Science</text:span></text:p>
            <text:p text:style-name="P2"><text:span text:style-name="T10">- AA Liberal Arts</text:span></text:p>
          </draw:text-box>
        </draw:frame>
        <draw:frame draw:style-name="gr17" draw:text-style-name="P4" draw:layer="layout" svg:width="10.058cm" svg:height="0.611cm" svg:x="11.024cm" svg:y="8.704cm">
          <draw:text-box>
            <text:p text:style-name="P4"><text:span text:style-name="T9">- Collision Tech Demo</text:span></text:p>
          </draw:text-box>
        </draw:frame>
        <draw:frame draw:style-name="gr17" draw:text-style-name="P4" draw:layer="layout" svg:width="10.058cm" svg:height="0.611cm" svg:x="11.024cm" svg:y="11.905cm">
          <draw:text-box>
            <text:p text:style-name="P4"><text:span text:style-name="T9">- Responsive Tech Demo</text:span></text:p>
          </draw:text-box>
        </draw:frame>
        <draw:frame draw:style-name="gr17" draw:text-style-name="P8" draw:layer="layout" svg:width="10.058cm" svg:height="2.441cm" svg:x="11.278cm" svg:y="9.317cm">
          <draw:text-box>
            <text:p text:style-name="P8"><text:span text:style-name="T9">A small collision demonstration that uses a spatial partitioning system with a finite state machine and pubsub system to facilitate testing.</text:span></text:p>
          </draw:text-box>
        </draw:frame>
        <draw:frame draw:style-name="gr17" draw:text-style-name="P9" draw:layer="layout" svg:width="10.058cm" svg:height="2.441cm" svg:x="11.278cm" svg:y="12.518cm">
          <draw:text-box>
            <text:p text:style-name="P8"><text:span text:style-name="T9">A demo that instantly responds to user input while drawing a few hundred objects to screen. User input affects shape, color, tween, and mor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11T07:06:30.616448688</dc:date>
    <meta:generator>LibreOffice/4.2.8.2$Linux_X86_64 LibreOffice_project/420m0$Build-2</meta:generator>
    <meta:editing-duration>PT2H1M57S</meta:editing-duration>
    <meta:editing-cycles>38</meta:editing-cycles>
    <meta:document-statistic meta:object-count="29"/>
  </office:meta>
</office:document-meta>
</file>